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e29d1" style:font-size-asian="14pt"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e29d1" style:font-size-asian="14pt"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03f3b" style:font-size-asian="14pt"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03f3b" style:font-size-asian="14pt"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13d2f" style:font-size-asian="14pt" style:font-size-complex="14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13d2f" style:font-size-asian="14pt" style:font-size-complex="14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293aa"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officeooo:paragraph-rsid="002293aa" style:font-size-asian="14pt" style:font-size-complex="14pt"/>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384ae" style:font-size-asian="14pt" style:font-size-complex="14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384ae"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256386"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256386"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text:p text:style-name="P29">Осваиваем любой навык в 10 раз быстрее без платных онлайн-курсов:</text:p>
      <text:p text:style-name="P26">Составь мне 30-дневный учебный план, чтобы освоить [навык] с поэтапным переходом от новичка до продвинутого.</text:p>
      <text:p text:style-name="P26">Разбей [навык] на ежедневные 10-минутные уроки. Каждый должен включать теорию, пример и мини-задание.</text:p>
      <text:p text:style-name="P26">Перечисли самые частые ошибки новичков при изучении [навык] и объясни, как их избежать, используя более умные техники.</text:p>
      <text:p text:style-name="P26">Составь 5 мини-проектов, где можно применить [навык] на практике для ускоренного обучения через действие.</text:p>
      <text:p text:style-name="P26">Проведи опрос по теме [вставь тему]: включи тесты с выбором ответа, заполнением пропусков и ситуационные вопросы.</text:p>
      <text:p text:style-name="P26">Выступи как эксперт по [навык]. Вот моя работа: [вставь]. Дай честную обратную связь и рекомендации по улучшению.</text:p>
      <text:p text:style-name="P28">Создай трекер навыков, чтобы я мог фиксировать прогресс, оценивать уровень и получать рекомендации по следующим шагам на основе сильных/слабых сторон.</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6">Сохранение вывода команды top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d’, как показано ниже: top -n 5 -d 4 -b &gt;/backup/output_1.txt. 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6">-b : Работа в пакетном режиме (Запуск команды top в пакетном режиме для перенаправления вывода в другие программы или в файл)</text:p>
      <text:p text:style-name="P26">-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34">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35">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6">/dev/sda5: UUID="1efdbdda-df38-4f60-bb2c-81996eff323c" TYPE="swap" </text:p>
      <text:p text:style-name="P26">/dev/sda6: UUID="1eab3a42-b6c3-44e5-9e18-2ff284ecfba3" TYPE="ext4" </text:p>
      <text:p text:style-name="P26">/dev/sda7: LABEL="Data" UUID="5F573D4D2CFD981F" TYPE="ntfs"</text:p>
      <text:p text:style-name="P26">Для того чтобы подключить диск Data, который является 7-м разделом с файловой системой NTFS, редактируем /etc/fstab: sudo gedit /etc/fstab &amp;</text:p>
      <text:p text:style-name="P26">Раздел NTFS. Добавляем в fstab запись с соответствующим UUID: UUID=5F573D4D2CFD981F /media/5F573D4D2CFD981F ntfs-3g rw,users,locale=ru_RU.UTF-8 0 0</text:p>
      <text:p text:style-name="P26">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6">Тогда добавляемая в fstab запись будет выглядеть так: UUID=5F573D4D2CFD981F /media/WinData ntfs-3g rw,users,locale=ru_RU.UTF-8 0 0</text:p>
      <text:p text:style-name="P26">Раздел FAT и FAT32. Монтируем в каталог /media/Patition-FAT32, добавляя запись: UUID=номер_UUID /media/Patition-FAT32 vfat shortname=mixed,codepage=850,umask=002,uid=1000,gid=100,noauto,user 0 0</text:p>
      <text:p text:style-name="P28">Раздел Ext4. Монтируем в каталог /media/Ubuntu20: UUID=номер_UUID /media/Ubuntu20 ext4 rw,users 0 0. Теперь после перезагрузки указанные в fstab диски будут автоматически примонтированы и доступны для приложений.</text:p>
      <text:p text:style-name="P26">Собираем ПК с удовольствием:</text:p>
      <text:p text:style-name="P26">1. Technical city (https://technical.city/ru) - сервис, который поможет сравнить комплектующие и покажет, как работают различные сборки и какие игры они потянут. Позволяет собрать комп прямо в браузере, увидеть характеристики и оценить потенциальный FPS в современных играх. </text:p>
      <text:p text:style-name="P26">2. Конфигураторы от различного сетевого ретейла помогут лучше ориентироваться в текущих ценах: Regard (https://www.regard.ru/configurator), DNS (https://www.dns-shop.ru/configurator/?utm_medium=organic&amp;utm_source=google&amp;utm_referrer=https%3A%2F%2Fwww.google.com%2F), HyperPC (https://hyperpc.ru/configurator), Ситилинк (https://www.citilink.ru/configurator/), Edelws (https://edelws.ru/constructor/), Ironbook. (https://www.ironbook.ru/constructor/)</text:p>
      <text:p text:style-name="P28"><text:soft-page-break/>3. Полезный лайфхак: на этой странице (https://3dnews.ru/editorial/comp), внизу, можно найти список ежемесячных сборок от журнала 3D News. К слову, я так и собирал свой ПК, там очень удачные варианты.</text:p>
      <text:p text:style-name="P28">Совет дня для Linux: используйте column для красивого вывода: $ column -t -s',' Выравнивает CSV-данные по чистым столбцам.</text:p>
      <text:p text:style-name="P26">10 полезных регулярных выражений для админов. Регулярки - мощный инструмент для поиска и обработки текста в Linux:</text:p>
      <text:p text:style-name="P26">1. Найти все IP-адреса в файле: grep -Eo '([0-9]{1,3}\.){3}[0-9]{1,3}' file.log</text:p>
      <text:p text:style-name="P26">2. Найти строки с email-адресами: grep -E '[a-zA-Z0-9._%+-]+@[a-zA-Z0-9.-]+\.[a-zA-Z]{2,}' file.txt</text:p>
      <text:p text:style-name="P26">3. Удалить пустые строки: sed -i '/^$/d' file.txt</text:p>
      <text:p text:style-name="P26">4. Найти строки, начинающиеся с #: grep -E '^#' file.conf</text:p>
      <text:p text:style-name="P26">5. Найти строки, не содержащие слово ERROR: grep -Ev 'ERROR' file.log</text:p>
      <text:p text:style-name="P26">6. Заменить все цифры на символ *: sed -E 's/[0-9]/*/g' file.txt</text:p>
      <text:p text:style-name="P26">7. Удалить комментарии и пустые строки: grep -Ev '^\s*#|^\s*$' file.conf</text:p>
      <text:p text:style-name="P26">8. Найти все URL: grep -Eo 'https?://[^ ]+' file.txt</text:p>
      <text:p text:style-name="P26">9. Найти строки длиной больше 100 символов: grep -E '.{100,}' file.txt</text:p>
      <text:p text:style-name="P26">10. Извлечь доменные имена из email: grep -Eo '@[a-zA-Z0-9.-]+\.[a-zA-Z]{2,}' file.txt</text:p>
      <text:p text:style-name="P28">Тестируйте регулярки в реальном времени с grep -E или онлайн-сервисами типа regex101.com.</text:p>
      <text:p text:style-name="P26">Мониторинг занятости диска с алертом на почту. Хотите, чтобы сервер сам предупреждал вас при нехватке свободного места на диске? Никидал простой bash-скрипт, который отправит письмо, если свободного места останется меньше 10%:</text:p>
      <text:p text:style-name="P26">#!/bin/bash</text:p>
      <text:p text:style-name="P26"># автор: https://t.me/bash_srv</text:p>
      <text:p text:style-name="P26"># Порог в % (если меньше - шлём алерт)</text:p>
      <text:p text:style-name="P26">THRESHOLD=10</text:p>
      <text:p text:style-name="P26">EMAIL="admin@example.com"</text:p>
      <text:p text:style-name="P26"># Получаем список всех точек монтирования</text:p>
      <text:p text:style-name="P26">df -hP | grep -vE '^Filesystem' | while read line; do</text:p>
      <text:p text:style-name="P26"><text:s text:c="2"/>USAGE=$(echo $line | awk '{print $5}' | tr -d '%')</text:p>
      <text:p text:style-name="P26"><text:s text:c="2"/>MOUNT=$(echo $line | awk '{print $6}')</text:p>
      <text:p text:style-name="P26"><text:s text:c="2"/>if [ "$USAGE" -ge $((100 - THRESHOLD)) ]; then</text:p>
      <text:p text:style-name="P26"><text:s text:c="4"/>echo -e "На сервере $(hostname)\nМонтирование: $MOUNT\nЗанято: $USAGE%" | \</text:p>
      <text:p text:style-name="P26"><text:s text:c="4"/>mail -s "Мало места на диске $MOUNT" "$EMAIL"</text:p>
      <text:p text:style-name="P26"><text:s text:c="2"/>fi</text:p>
      <text:p text:style-name="P36">done</text:p>
      <text:p text:style-name="P37">Как использовать:</text:p>
      <text:p text:style-name="P36">1. Убедитесь, что установлен mailx (или mail).</text:p>
      <text:p text:style-name="P26">2. Измените переменную EMAIL на свой адрес.</text:p>
      <text:p text:style-name="P28">3. Добавьте скрипт в cron, чтобы он выполнялся, например, каждый час.</text:p>
      <text:p text:style-name="P26">Шпаргалка для сисадмина: SSH + Безопасность. Подключение и передача файлов. Подключение к серверу: ssh user@host; Копирование файла: scp file.txt user@host:/path/; SFTP-сессия: sftp user@host; Синхронизация директорий: rsync -avz -e ssh /local/path user@host:/remote/path; </text:p>
      <text:p text:style-name="P26">Настройка /etc/ssh/sshd_config:</text:p>
      <text:p text:style-name="P26">Port 2222 <text:s text:c="15"/># Меняем порт</text:p>
      <text:p text:style-name="P26">PermitRootLogin no <text:s text:c="6"/># Запрет root-входа</text:p>
      <text:p text:style-name="P26">PasswordAuthentication no <text:s/># Только по ключам</text:p>
      <text:p text:style-name="P26">MaxAuthTries 3 <text:s text:c="10"/># Лимит попыток входа</text:p>
      <text:p text:style-name="P26">AllowUsers admin user1 <text:s text:c="2"/># Белый список пользователей</text:p>
      <text:p text:style-name="P26">Перезапуск: systemctl restart sshd.</text:p>
      <text:p text:style-name="P26">Ключи SSH. Генерация ключа: ssh-keygen -t ed25519 -C "admin@myserver"; Установка ключа на сервер: ssh-copy-id -i ~/.ssh/id_ed25519.pub user@host.</text:p>
      <text:p text:style-name="P26">Fail2Ban. Установка и запуск:</text:p>
      <text:p text:style-name="P26">apt install fail2ban <text:s text:c="5"/># Debian/Ubuntu</text:p>
      <text:p text:style-name="P26">yum install fail2ban <text:s text:c="5"/># CentOS/RHEL</text:p>
      <text:p text:style-name="P26">systemctl enable --now fail2ban</text:p>
      <text:p text:style-name="P26">Конфиг /etc/fail2ban/jail.local:</text:p>
      <text:p text:style-name="P26">[sshd]</text:p>
      <text:p text:style-name="P26">enabled = true</text:p>
      <text:p text:style-name="P26">port <text:s text:c="3"/>= 2222</text:p>
      <text:p text:style-name="P26">filter <text:s/>= sshd</text:p>
      <text:p text:style-name="P26">maxretry = 3</text:p>
      <text:p text:style-name="P26">bantime <text:s/>= 3600</text:p>
      <text:p text:style-name="P26">Firewall. UFW:</text:p>
      <text:p text:style-name="P26">ufw allow 2222/tcp</text:p>
      <text:p text:style-name="P26">ufw enable</text:p>
      <text:p text:style-name="P26">ufw status</text:p>
      <text:p text:style-name="P26">iptables:</text:p>
      <text:p text:style-name="P26">iptables -A INPUT -p tcp --dport 2222 -j ACCEPT</text:p>
      <text:p text:style-name="P26">iptables -A INPUT -j DROP</text:p>
      <text:p text:style-name="P26">firewalld:</text:p>
      <text:p text:style-name="P26">firewall-cmd --permanent --add-port=2222/tcp</text:p>
      <text:p text:style-name="P26">firewall-cmd --reload</text:p>
      <text:p text:style-name="P36">Советы по безопасности: Не пускаем root по SSH; Только ключи, никаких паролей; Ставим нестандартный порт; Лимитируем доступ по IP; Включаем Fail2Ban.</text:p>
      <text:p text:style-name="P37">Мониторинг нагрузки на сервер. Иногда нужно быстро понять, какие процессы сильнее всего нагружают систему. Этот скрипт выводит топ-5 «прожорливых» процессов по CPU и RAM</text:p>
      <text:p text:style-name="P26">#!/bin/bash</text:p>
      <text:p text:style-name="P26"># автор: https://t.me/bash_srv</text:p>
      <text:p text:style-name="P26">echo "=== Топ-5 процессов по CPU ==="</text:p>
      <text:p text:style-name="P26">ps -eo pid,ppid,cmd,%cpu --sort=-%cpu | head -n 6</text:p>
      <text:p text:style-name="P26">echo ""</text:p>
      <text:p text:style-name="P26">echo "=== Топ-5 процессов по RAM ==="</text:p>
      <text:p text:style-name="P26">ps -eo pid,ppid,cmd,%mem --sort=-%mem | head -n 6</text:p>
      <text:p text:style-name="P26">Как использовать:</text:p>
      <text:p text:style-name="P26">1. Сохраните в файл, например top_procs.sh</text:p>
      <text:p text:style-name="P26">2. Сделайте исполняемым: chmod +x top_procs.sh</text:p>
      <text:p text:style-name="P28">3. Запускайте при необходимости: ./top_procs.sh</text:p>
      <text:p text:style-name="P26">Эффективный разбор лог-файлов Linux, 15 примеров, которые администраторы Linux могут использовать ежедневно:</text:p>
      <text:p text:style-name="P26">1/ Поиск определенного текста в файле журнала: grep "error" /var/log/syslog. Эта команда ищет слово "error" в файле syslog.</text:p>
      <text:p text:style-name="P26">2/ Подсчитайте вхождения определенного шаблона: grep -c "error" /var/log/syslog. Эта команда подсчитывает вхождения слова "error" в файл syslog.</text:p>
      <text:p text:style-name="P26">3/ Отфильтруйте журналы по диапазону дат: grep "Apr 1" /var/log/syslog. Эта команда фильтрует записи syslog за 1 апреля.</text:p>
      <text:p text:style-name="P26">4/ Просматривайте журналы в режиме реального времени: tail -f /var/log/syslog. Эта команда позволяет следить за файлом syslog в режиме реального времени.</text:p>
      <text:p text:style-name="P26">5/ Найдите наиболее часто встречающиеся ошибки: grep "error" /var/log/syslog | sort | uniq -c | sort -nr. Эта команда подсчитывает и сортирует наиболее частые сообщения об ошибках.</text:p>
      <text:p text:style-name="P26">6/ Выполните поиск в нескольких файлах журнала одновременно: grep "error" /var/log/syslog /var/log/nginx/error.log. Эта команда ищет "error" в журналах ошибок syslog и Nginx.</text:p>
      <text:p text:style-name="P26">7/ Извлеките определенные поля из записей журнала: awk '{print $4, $6}' /var/log/nginx/access.log. Эта команда извлекает и выводит определенные поля из записей журнала доступа Nginx.</text:p>
      <text:p text:style-name="P26">8/ Поиск IP-адресов: grep -oE "\b([0-9]{1,3}\.){3}[0-9]{1,3}\b" /var/log/nginx/access.log. Эта команда извлекает IP-адреса из записей журнала доступа Nginx.</text:p>
      <text:p text:style-name="P26">9/ Определите основные шаблоны доступа: awk '{print $7}' /var/log/nginx/access.log | sort | uniq -c | sort -nr. Эта команда определяет наиболее часто используемые URL-адреса в журналах доступа Nginx.</text:p>
      <text:p text:style-name="P36">10/ Поиск определенных кодов состояния HTTP: grep "404" /var/log/nginx/access.log. Эта команда ищет ошибки HTTP 404 в журналах доступа Nginx.</text:p>
      <text:p text:style-name="P37">11/ Определите основных потребителей трафика: awk '{print $10, $7}' /var/log/nginx/access.log | sort -rh | head. Эта команда определяет URL-адреса с наибольшим потреблением трафика в журналах доступа Nginx.</text:p>
      <text:p text:style-name="P26">12/ Фильтруйте журналы по IP-адресу источника: grep "192.168.1.100" /var/log/auth.log. Эта команда фильтрует журналы аутентификации по определенному IP-адресу.</text:p>
      <text:p text:style-name="P26">13/ Поиск неудачных попыток входа в систему: grep "Failed password" /var/log/auth.log. Эта команда ищет неудачные попытки входа в систему SSH в журналах auth.</text:p>
      <text:p text:style-name="P26">14/ Проверьте время запуска и выключения системы: grep "systemd" /var/log/syslog | grep "Starting" | grep "Stopping". Эта команда извлекает события запуска и выключения системы из syslog.</text:p>
      <text:p text:style-name="P28">15/ Найдите процессы, потребляющие большое количество CPU: grep "CPU" /var/log/syslog. Эта команда помогает выявить процессы, вызывающие повышенное потребление ЦП, в системных журналах.</text:p>
      <text:p text:style-name="P26">Если вам трудно читать директории в переменной \$PATH, используйте команду tr, чтобы заменить двоеточия (":") на символы новой строки ("n") и отобразить их построчно: echo $PATH | tr ":" "\n"</text:p>
      <text:p text:style-name="P26">Windows Server начал вести себя странно - пользователи жалуются, что вход по RDP занимает целую вечность. Сервисы работают, сеть стабильная, но авторизация тупит жутко. Оказалось, что дело в перегруженном профиле пользователя. Когда в профиле копятся гигабайты мусора (кэш браузеров, временные файлы, старые AppData), система тратит уйму времени на его прогрузку. Быстро посмотреть размеры профилей можно через PowerShell:</text:p>
      <text:p text:style-name="P28">Get-CimInstance Win32_UserProfile | </text:p>
      <text:p text:style-name="P26">Select-Object LocalPath,@{Name="SizeGB";Expression={"{0:N2}" -f (($_.GetDiskUsage().Size)/1GB)}} | </text:p>
      <text:p text:style-name="P26">Sort-Object SizeGB -Descending | </text:p>
      <text:p text:style-name="P26">Out-GridView</text:p>
      <text:p text:style-name="P28">Эта команда выдаст список профилей и их размер в гигабайтах. Очень наглядно видно, чей профиль «разжирел» и тормозит загрузку. Решение простое: либо чистим профиль, либо выносим тяжелые данные на сетевые диски. В особо запущенных случаях - удаляем и создаем новый профиль (но аккуратно, чтобы пользователь не потерял важное).</text:p>
      <text:p text:style-name="P26">Если нужно удалить пустые каталоги, команда find упрощает задачу: $ find . -type d -empty -exec rmdir -v {} +</text:p>
      <text:p text:style-name="P26">Опция -type d ищет каталоги,</text:p>
      <text:p text:style-name="P26">-empty выбирает только пустые,</text:p>
      <text:p text:style-name="P26">а -exec rmdir {} запускает команду rmdir для их удаления.</text:p>
      <text:p text:style-name="P38">Команда rmdir дополнительно проверяет, что каталог пуст, перед удалением. Альтернативный вариант для того же результата: $ find . -type d -empty -delete</text:p>
      <text:p text:style-name="P39">На днях поймал «скрытый» источник проблем: сервер вроде живой, патчи ставятся, но после обновлений часть софта ведёт себя странно. Виновник - ожидающая перезагрузка (pending reboot), про которую забыли. Решил поделиться быстрой проверкой по паре десятков машин. Функция PowerShell, которая показывает признаки pending reboot локально или удалённо (через WinRM):</text:p>
      <text:p text:style-name="P26">function Test-PendingReboot {</text:p>
      <text:p text:style-name="P26"><text:s text:c="4"/>[CmdletBinding()]</text:p>
      <text:p text:style-name="P26"><text:s text:c="4"/>param(</text:p>
      <text:p text:style-name="P26"><text:s text:c="8"/>[string[]]$ComputerName = $env:COMPUTERNAME</text:p>
      <text:p text:style-name="P26"><text:s text:c="4"/>)</text:p>
      <text:p text:style-name="P26"><text:s text:c="4"/>Invoke-Command -ComputerName $ComputerName -ScriptBlock {</text:p>
      <text:p text:style-name="P26"><text:s text:c="8"/>$cbs = Test-Path 'HKLM:\SOFTWARE\Microsoft\Windows\CurrentVersion\Component Based Servicing\RebootPending'</text:p>
      <text:p text:style-name="P26"><text:s text:c="8"/>$wu <text:s/>= Test-Path 'HKLM:\SOFTWARE\Microsoft\Windows\CurrentVersion\WindowsUpdate\Auto Update\RebootRequired'</text:p>
      <text:p text:style-name="P26"><text:s text:c="8"/>$pfr = (Get-ItemProperty -Path 'HKLM:\SYSTEM\CurrentControlSet\Control\Session Manager' `</text:p>
      <text:p text:style-name="P26"><text:s text:c="16"/>-Name 'PendingFileRenameOperations' -ErrorAction SilentlyContinue</text:p>
      <text:p text:style-name="P26"><text:s text:c="15"/>).PendingFileRenameOperations</text:p>
      <text:p text:style-name="P26"><text:s text:c="8"/>$pendingFile = ($pfr -is [array] -and $pfr.Count -gt 0) -or ($pfr -is [string] -and $pfr.Length -gt 0)</text:p>
      <text:p text:style-name="P26"><text:s text:c="8"/>$rename = (Get-ItemProperty 'HKLM:\SYSTEM\CurrentControlSet\Control\ComputerName\ActiveComputerName' `</text:p>
      <text:p text:style-name="P26"><text:s text:c="20"/>-Name 'ComputerName' -ErrorAction SilentlyContinue</text:p>
      <text:p text:style-name="P26"><text:s text:c="18"/>).ComputerName -ne</text:p>
      <text:p text:style-name="P26"><text:s text:c="18"/>(Get-ItemProperty 'HKLM:\SYSTEM\CurrentControlSet\Control\ComputerName\ComputerName' `</text:p>
      <text:p text:style-name="P26"><text:s text:c="20"/>-Name 'ComputerName' -ErrorAction SilentlyContinue</text:p>
      <text:p text:style-name="P26"><text:s text:c="18"/>).ComputerName</text:p>
      <text:p text:style-name="P26"><text:s text:c="8"/>[PSCustomObject]@{</text:p>
      <text:p text:style-name="P26"><text:s text:c="12"/>ComputerName <text:s/>= $env:COMPUTERNAME</text:p>
      <text:p text:style-name="P26"><text:s text:c="12"/>CBS <text:s text:c="10"/>= $cbs</text:p>
      <text:p text:style-name="P26"><text:s text:c="12"/>WindowsUpdate = $wu</text:p>
      <text:p text:style-name="P26"><text:s text:c="12"/>PendingFile <text:s text:c="2"/>= $pendingFile</text:p>
      <text:p text:style-name="P26"><text:s text:c="12"/>Rename <text:s text:c="7"/>= $rename</text:p>
      <text:p text:style-name="P26"><text:s text:c="12"/>Pending <text:s text:c="6"/>= $cbs -or $wu -or $pendingFile -or $rename</text:p>
      <text:p text:style-name="P26"><text:s text:c="8"/>}</text:p>
      <text:p text:style-name="P26"><text:s text:c="4"/>} | Sort-Object Pending -Descending, ComputerName</text:p>
      <text:p text:style-name="P26">}</text:p>
      <text:p text:style-name="P26">Пример использования по списку серверов и экспорт в отчёт:</text:p>
      <text:p text:style-name="P38">$servers = 'srv01','srv02','srv03'</text:p>
      <text:p text:style-name="P39">Test-PendingReboot -ComputerName $servers |</text:p>
      <text:p text:style-name="P26"><text:s text:c="4"/>Tee-Object -FilePath .\PendingReboot.csv</text:p>
      <text:p text:style-name="P26">Аккуратный перезапуск только тех, у кого Pending -eq $true (сначала обязательно с -WhatIf!):</text:p>
      <text:p text:style-name="P26">$toReboot = Test-PendingReboot -ComputerName $servers | Where-Object Pending</text:p>
      <text:p text:style-name="P26">$toReboot.ComputerName | Restart-Computer -Force -Wait -For PowerShell -Timeout 600 -Delay 5 -WhatIf</text:p>
      <text:p text:style-name="P28">Итог: такой мини-аудит часто спасает от «мистики» после патчей и помогает планировать окна на рестарт</text:p>
      <text:p text:style-name="P26">Пример Bash-скрипта, который выполняет следующие задачи:</text:p>
      <text:p text:style-name="P26">1. Проверяет доступность важного веб-сервера.</text:p>
      <text:p text:style-name="P26">2. Проверяет использование дискового пространства.</text:p>
      <text:p text:style-name="P26">3. Делает бэкап указанных директорий.</text:p>
      <text:p text:style-name="P26">4. Отправляет отчет на электронную почту администратора.</text:p>
      <text:p text:style-name="P26">Пример скрипта:</text:p>
      <text:p text:style-name="P26">#!/bin/bash</text:p>
      <text:p text:style-name="P26"># Установки</text:p>
      <text:p text:style-name="P26">WEB_SERVER="https://example.com"</text:p>
      <text:p text:style-name="P26">BACKUP_DIR="/backup"</text:p>
      <text:p text:style-name="P26">TARGET_DIRS="/var/www /etc"</text:p>
      <text:p text:style-name="P26">DISK_USAGE_THRESHOLD=90</text:p>
      <text:p text:style-name="P26">ADMIN_EMAIL="admin@example.com"</text:p>
      <text:p text:style-name="P26">DATE=$(date +"%Y-%m-%d")</text:p>
      <text:p text:style-name="P26">BACKUP_FILE="$BACKUP_DIR/backup-$DATE.tar.gz"</text:p>
      <text:p text:style-name="P26"># Проверка доступности веб-сервера</text:p>
      <text:p text:style-name="P26">echo "Проверка доступности веб-сервера..."</text:p>
      <text:p text:style-name="P26">if curl -s --head $WEB_SERVER | grep "200 OK" &gt; /dev/null; then</text:p>
      <text:p text:style-name="P26"><text:s text:c="4"/>echo "Веб-сервер доступен."</text:p>
      <text:p text:style-name="P26">else</text:p>
      <text:p text:style-name="P26"><text:s text:c="4"/>echo "Внимание: Веб-сервер недоступен!" | mail -s "Проблема с веб-сервером" $ADMIN_EMAIL</text:p>
      <text:p text:style-name="P26">fi</text:p>
      <text:p text:style-name="P26"># Проверка дискового пространства</text:p>
      <text:p text:style-name="P26">echo "Проверка дискового пространства..."</text:p>
      <text:p text:style-name="P26">DISK_USAGE=$(df / | grep / | awk '{ print $5 }' | sed 's/%//g')</text:p>
      <text:p text:style-name="P26">if [ $DISK_USAGE -gt $DISK_USAGE_THRESHOLD ]; then</text:p>
      <text:p text:style-name="P26"><text:s text:c="4"/>echo "Внимание: Использование дискового пространства превысило $DISK_USAGE_THRESHOLD%!" | mail -s "Проблема с дисковым пространством" $ADMIN_EMAIL</text:p>
      <text:p text:style-name="P26">else</text:p>
      <text:p text:style-name="P26"><text:s text:c="4"/>echo "Дискового пространства достаточно."</text:p>
      <text:p text:style-name="P26">fi</text:p>
      <text:p text:style-name="P38"># Создание бэкапа</text:p>
      <text:p text:style-name="P39">echo "Создание бэкапа..."</text:p>
      <text:p text:style-name="P26">tar -czf $BACKUP_FILE $TARGET_DIRS</text:p>
      <text:p text:style-name="P26">if [ $? -eq 0 ]; then</text:p>
      <text:p text:style-name="P26"><text:s text:c="4"/>echo "Бэкап успешно создан: $BACKUP_FILE"</text:p>
      <text:p text:style-name="P26">else</text:p>
      <text:p text:style-name="P26"><text:s text:c="4"/>echo "Ошибка создания бэкапа!" | mail -s "Ошибка создания бэкапа" $ADMIN_EMAIL</text:p>
      <text:p text:style-name="P26">fi</text:p>
      <text:p text:style-name="P26"># Отправка отчета</text:p>
      <text:p text:style-name="P26">echo "Отправка отчета на $ADMIN_EMAIL..."</text:p>
      <text:p text:style-name="P26">REPORT="Отчет за $DATE\n\n"</text:p>
      <text:p text:style-name="P26">REPORT+="Статус веб-сервера: $(curl -s --head $WEB_SERVER | head -n 1)\n"</text:p>
      <text:p text:style-name="P26">REPORT+="Использование дискового пространства: $DISK_USAGE%\n"</text:p>
      <text:p text:style-name="P26">REPORT+="Расположение бэкапа: $BACKUP_FILE\n"</text:p>
      <text:p text:style-name="P26">echo -e $REPORT | mail -s "Ежедневный отчет системы" $ADMIN_EMAIL</text:p>
      <text:p text:style-name="P26">echo "Готово."</text:p>
      <text:p text:style-name="P26">Описание:</text:p>
      <text:p text:style-name="P26">1. Проверка веб-сервера: Используется команда curl, чтобы проверить, доступен ли сайт.</text:p>
      <text:p text:style-name="P26">2. Проверка дискового пространства: С помощью df и awk проверяется использование диска. Если превышен порог (90%), отправляется уведомление.</text:p>
      <text:p text:style-name="P26">3. Создание бэкапа: Команда tar архивирует и сжимает директории, которые указаны в переменной TARGET_DIRS.</text:p>
      <text:p text:style-name="P26">4. Отправка отчета: Отчет по всем операциям отправляется на почту администратора с помощью mail.</text:p>
      <text:p text:style-name="P26">Как использовать:</text:p>
      <text:p text:style-name="P26">1. Задайте нужные параметры, такие как адрес веб-сервера, директории для бэкапа, порог использования диска и email.</text:p>
      <text:p text:style-name="P26">2. Сделайте скрипт исполняемым: chmod +x /path/to/your/script.sh</text:p>
      <text:p text:style-name="P28">3. Добавьте скрипт в cron для выполнения на регулярной основе: crontab -e. Пример для выполнения каждый день в 00:00: 0 0 * * * /path/to/your/script.sh</text:p>
      <text:p text:style-name="P26">Получайте уведомления, когда ваши команды в терминале завершатся!</text:p>
      <text:p text:style-name="P26">$ sudo apt update; notify-send "Обновление завершено" "Обновления получены"</text:p>
      <text:p text:style-name="P28">Замените apt update на любую команду, выполнение которой займет время. Не забудьте сначала установить inotify-tools: $ sudo apt install inotify-tools</text:p>
      <text:p text:style-name="P26">Продолжаем тему просмотра последних ошибок из /var/log/messages:</text:p>
      <text:p text:style-name="P40">1️ Просмотреть только последние 100 строк и искать "error": tail -n 100 /var/log/messages | grep --color='auto' -i error - tail -n 100 - берёт последние 100 строк файла; grep -i error - ищет слово error без учёта регистра; --color='auto' - подсвечивает совпадения. Быстро увидеть свежие ошибки без прокрутки огромного лога.</text:p>
      <text:p text:style-name="P41">2️ Непрерывный мониторинг ошибок в реальном времени: tail -f /var/log/messages | grep --color='auto' -i error - tail -f - «следит» за файлом в реальном времени; при появлении новых строк с error они сразу выводятся. Удобно при отладке или наблюдении за системой.</text:p>
      <text:p text:style-name="P26">3️ С контекстом вокруг ошибок (по 3 строки до и после):grep -i -C 3 error /var/log/messages - -C 3 - выводит по 3 строки контекста до и после найденного совпадения.Помогает понять, что происходило вокруг ошибки.</text:p>
      <text:p text:style-name="P28">4 Показать только уникальные сообщения об ошибках: grep -i error /var/log/messages | sort | uniq - sort | uniq - убирает дубликаты, оставляя уникальные строки</text:p>
      <text:p text:style-name="P26">Трюк, который помогает выявить подозрительные подключения к вашему Windows-серверу - особенно актуально, если сервер доступен извне. Проверить активные входящие подключения можно командой:</text:p>
      <text:p text:style-name="P26">Get-NetTCPConnection -State Established | Where-Object { $_.RemoteAddress -ne '127.0.0.1' } | </text:p>
      <text:p text:style-name="P26">Select-Object LocalAddress, LocalPort, RemoteAddress, RemotePort, State, OwningProcess | </text:p>
      <text:p text:style-name="P26">Sort-Object -Property RemoteAddress</text:p>
      <text:p text:style-name="P26">А чтобы узнать, какой процесс стоит за каждым подключением, дополним это:</text:p>
      <text:p text:style-name="P26">Get-NetTCPConnection -State Established | </text:p>
      <text:p text:style-name="P26">Where-Object { $_.RemoteAddress -ne '127.0.0.1' } |</text:p>
      <text:p text:style-name="P26">ForEach-Object {</text:p>
      <text:p text:style-name="P26"><text:s text:c="4"/>$proc = Get-Process -Id $_.OwningProcess -ErrorAction SilentlyContinue</text:p>
      <text:p text:style-name="P26"><text:s text:c="4"/>[PSCustomObject]@{</text:p>
      <text:p text:style-name="P26"><text:s text:c="8"/>RemoteAddress = $_.RemoteAddress</text:p>
      <text:p text:style-name="P26"><text:s text:c="8"/>RemotePort <text:s text:c="3"/>= $_.RemotePort</text:p>
      <text:p text:style-name="P26"><text:s text:c="8"/>LocalPort <text:s text:c="4"/>= $_.LocalPort</text:p>
      <text:p text:style-name="P26"><text:s text:c="8"/>ProcessName <text:s text:c="2"/>= $proc.ProcessName</text:p>
      <text:p text:style-name="P26"><text:s text:c="8"/>PID <text:s text:c="10"/>= $_.OwningProcess</text:p>
      <text:p text:style-name="P26"><text:s text:c="4"/>}</text:p>
      <text:p text:style-name="P26">} | Sort-Object RemoteAddress</text:p>
      <text:p text:style-name="P26">Этот способ помогает быстро выявить:</text:p>
      <text:p text:style-name="P26">- необычные подключения к RDP или кастомным портам;</text:p>
      <text:p text:style-name="P26">- неизвестные процессы, которые “висят” в сети;</text:p>
      <text:p text:style-name="P26">- потенциальный бэкдор или троян.</text:p>
      <text:p text:style-name="P28">Поставьте это на регулярный мониторинг через таск или скрипт с логом в файл</text:p>
      <text:p text:style-name="P40">Команда findmnt.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text:p>
      <text:p text:style-name="P41">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 # findmnt</text:p>
      <text:p text:style-name="P26">Чтобы отобразить информацию в виде обычного списка, используйте параметр -l, как показано ниже: # findmnt -l</text:p>
      <text:p text:style-name="P26">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 # findmnt --fstab -t xfs или # findmnt --fstab -t ext4</text:p>
      <text:p text:style-name="P26">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 # findmnt --fstab /mnt/external/disk2 <text:s text:c="2"/>#this prints bind mounts where /mnt/external/disk2 is a source или # findmnt --fstab --target /mnt/external/disk2</text:p>
      <text:p text:style-name="P26">Выводим все файловые системы /etc/fstab и преобразовываем теги LABEL = и UUID = в реальные имена устройств, добавьте ключ – –evaluate: # findmnt --fstab --evaluate</text:p>
      <text:p text:style-name="P26">Отобразить только точку монтирования, в которой смонтирована файловая система с меткой «/ boot» или «/», используйте следующую команду.</text:p>
      <text:p text:style-name="P26"># findmnt -n --raw --evaluate --output=target LABEL=/boot или # findmnt -n --raw --evaluate --output=target LABEL=/</text:p>
      <text:p text:style-name="P26">Findmnt также позволяет отслеживать действия по монтированию, размонтированию, перемонтированию и перемещению каталога, например, в /mnt/test: # findmnt --poll --mountpoint /mnt/test</text:p>
      <text:p text:style-name="P28">Если вы хотите больше информации в выводе, используйте ключ –verbose: # findmnt --real --verbose</text:p>
      <text:p text:style-name="P26">Проверяем, включен ли Secure Boot на машине.</text:p>
      <text:p text:style-name="P26">Confirm-SecureBootUEFI</text:p>
      <text:p text:style-name="P26">Если вернёт True - Secure Boot активен. False - выключен. А если вылетает ошибка, значит либо UEFI не используется, либо железо/OS не поддерживают Secure Boot. Хочу напомнить, что Secure Boot - один из базовых элементов защиты от загрузки неподписанных (вредоносных) загрузчиков. Особенно актуально в среде, где есть автозагрузка ISO, PXE или кастомные live-образы. А чтобы прогнать это по сети - можно использовать PowerShell Remoting: Invoke-Command -ComputerName SERVER01 -ScriptBlock { Confirm-SecureBootUEFI }</text:p>
      <text:p text:style-name="P28">Либо через Enter-PSSession, если хотите вручную посмотреть на конкретной машине.</text:p>
      <text:p text:style-name="P26">Логи - Самые частые IP-адреса в access.log. Когда нужно быстро понять, кто чаще всего лупит по серверу - вот простой однострочник: awk '{print $1}' /var/log/nginx/access.log | sort | uniq -c | sort -nr | head</text:p>
      <text:p text:style-name="P26">Что делает:</text:p>
      <text:p text:style-name="P40">1. awk '{print $1}' - вытаскивает IP из первой колонки.</text:p>
      <text:p text:style-name="P41">2. sort и uniq -c - считает повторы.</text:p>
      <text:p text:style-name="P26">3. sort -nr | head - выводит топ-10 по частоте.</text:p>
      <text:p text:style-name="P26">Вывод будет примерно такой:</text:p>
      <text:p text:style-name="P26">152 192.168.1.10</text:p>
      <text:p text:style-name="P26">103 203.0.113.45</text:p>
      <text:p text:style-name="P26">87 172.16.0.5</text:p>
      <text:p text:style-name="P28">Подходит для NGINX, Apache и других web-логов с классическим форматом.</text:p>
      <text:p text:style-name="P26">Нужно было настроить автологин для одного стендового сервера в изолированной сети - без домена, без пользователей, просто чтобы поднимался нужный софт после перезагрузки. Решается это через редактирование реестра: <text:s/></text:p>
      <text:p text:style-name="P26">$RegPath = "HKLM:\SOFTWARE\Microsoft\Windows NT\CurrentVersion\Winlogon"</text:p>
      <text:p text:style-name="P26">Set-ItemProperty -Path $RegPath -Name "AutoAdminLogon" -Value "1"</text:p>
      <text:p text:style-name="P26">Set-ItemProperty -Path $RegPath -Name "DefaultUsername" -Value "UserName"</text:p>
      <text:p text:style-name="P26">Set-ItemProperty -Path $RegPath -Name "DefaultPassword" -Value "UserPassword"</text:p>
      <text:p text:style-name="P26">Set-ItemProperty -Path $RegPath -Name "DefaultDomainName" -Value "$env:COMPUTERNAME"</text:p>
      <text:p text:style-name="P28">Обратите внимание: пароль хранится в открытом виде в реестре (DefaultPassword), поэтому использовать это стоит только в безопасной среде. Есть ещё один способ - через netplwiz, но он не автоматизируется скриптами. А если хотите чуть безопаснее - можно использовать специальные учетные записи без доступа к сети и минимальными правами. После внесения изменений - либо ребут, либо shutdown /r /t 0 для применения.</text:p>
      <text:p text:style-name="P26">Если вдруг замечаете странную активность по RDP - сессии отваливаются, логов много, сервер грузится - самое время проверить, кто брутфорсит. Вот быстрый способ вытащить неудачные попытки входа по RDP через события:</text:p>
      <text:p text:style-name="P26">Get-WinEvent -FilterHashtable @{</text:p>
      <text:p text:style-name="P26"><text:s text:c="4"/>LogName = 'Security'</text:p>
      <text:p text:style-name="P26"><text:s text:c="4"/>Id = 4625</text:p>
      <text:p text:style-name="P26">} | Where-Object {</text:p>
      <text:p text:style-name="P26"><text:s text:c="4"/>$_.Properties[10].Value -eq '10' # Logon Type 10 = RDP</text:p>
      <text:p text:style-name="P26">} | Select-Object TimeCreated,</text:p>
      <text:p text:style-name="P26"><text:s text:c="22"/>@{Name='Username';Expression={$_.Properties[5].Value}},</text:p>
      <text:p text:style-name="P26"><text:s text:c="22"/>@{Name='IP';Expression={$_.Properties[18].Value}} |</text:p>
      <text:p text:style-name="P26">Sort-Object TimeCreated -Descending | Select-Object -First 20</text:p>
      <text:p text:style-name="P40">Покажет: когда была попытка; откуда (IP0); под каким логином пытались зайти. Можно быстро зафайрволить источник, добавить в blacklist или передать в SIEM.</text:p>
      <text:p text:style-name="P42">Плюс к этому - рекомендую включить защиту учётных записей от перебора пароля: net accounts /lockoutthreshold:5 /lockoutduration:15 /lockoutwindow:15</text:p>
      <text:p text:style-name="P26">Сегодня коротко и по делу, что включить в Audit Policy, чтобы отслеживать все подключения по RDP. Без нужных политик никакой логгер не поможет. Включаем аудит входа и сетевых логинов:</text:p>
      <text:p text:style-name="P26">AuditPol /set /subcategory:"Logon" /success:enable /failure:enable</text:p>
      <text:p text:style-name="P26">AuditPol /set /subcategory:"Logoff" /success:enable</text:p>
      <text:p text:style-name="P26">AuditPol /set /subcategory:"Special Logon" /success:enable</text:p>
      <text:p text:style-name="P26">AuditPol /set /subcategory:"Logon with explicit credentials" /success:enable /failure:enable</text:p>
      <text:p text:style-name="P28">После этого в логе Security начнут появляться события: 4624 - Успешный вход (в том числе по RDP - Logon Type 10); 4625 - Неудачный вход (ошибка пароля, нет такой учётки и т.п.); 4634 - Выход из системы; 4778 и 4779 - Подключение и отключение от RDP-сессии. Также полезно включить аудит групповой политики: AuditPol /set /subcategory:"Other Logon/Logoff Events" /success:enable /failure:enable</text:p>
      <text:p text:style-name="P26">Как отлаживать bash-script-ы по шагам? 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6">#!/bin/bash</text:p>
      <text:p text:style-name="P26">trap 'echo "# $BASH_COMMAND";read' DEBUG</text:p>
      <text:p text:style-name="P26">echo line1</text:p>
      <text:p text:style-name="P26">echo line2</text:p>
      <text:p text:style-name="P26">echo line3</text:p>
      <text:p text:style-name="P26">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Команда trap, которая умеет перехватывать разные сигналы и в нашем случае она перехватывает сигнал DEBUG, посылаемый перед выполнением команды</text:p>
      <text:p text:style-name="P26">команда read, которая умеет ожидать ввода чего-нибудь с клавиатуры (в данном случае нам нужно только либо ENTER либо Ctrl+C </text:p>
      <text:p text:style-name="P26">переменная окружения $BASH_COMMAND, валидная внутри обработчика команды trap.</text:p>
      <text:p text:style-name="P26"># <text:s text:c="28"/>Online Bash Shell.</text:p>
      <text:p text:style-name="P26"># <text:s text:c="16"/>Code, Compile, Run and Debug Bash script online.</text:p>
      <text:p text:style-name="P26"># Write your code in this editor and press "Run" button to execute it.</text:p>
      <text:p text:style-name="P26">trap 'echo "# $BASH_COMMAND";read' DEBUG</text:p>
      <text:p text:style-name="P40">echo line1</text:p>
      <text:p text:style-name="P41">echo line2</text:p>
      <text:p text:style-name="P26">echo line3</text:p>
      <text:p text:style-name="P28">echo "Hello World";</text:p>
      <text:p text:style-name="P26">Mikrotik Manual:System/Backup. Функция резервного копирования в RouterOS позволяет сохранить текущую конфигурацию вашего устройства, которую затем можно восстановить на том же или другом устройстве (с тем же названием/номером модели). Это очень удобно, так как позволяет легко восстановить конфигурацию устройства или повторно применить ту же конфигурацию на резервном устройстве. Файл резервного копирования системы также содержит MAC-адреса устройства, которые также восстанавливаются при загрузке файла резервного копирования. Предупреждение: если на маршрутизаторе установлены The Dude и user-manager, то системная резервная копия не будет содержать конфигурацию этих сервисов, поэтому необходимо дополнительно позаботиться о сохранении их конфигурации. Используйте предоставленные инструменты для сохранения/экспорта конфигурации, если хотите её сохранить. Примечание: системные резервные копии содержат конфиденциальную информацию о вашем устройстве и его настройках, поэтому всегда рассматривайте возможность шифрования файла резервной копии и хранения его в безопасном месте. Сохранение резервной копии:</text:p>
      <text:p text:style-name="P26">Sub-menu: /system backup save</text:p>
      <text:p text:style-name="P26">dont-encrypt (yes | no; Default: no) <text:s/>Отключить шифрование файла резервной копии. Обратите внимание, что начиная с версии RouterOS v6.43, без указанного пароля файл резервной копии не будет зашифрован.</text:p>
      <text:p text:style-name="P26">encryption (aes-sha256 | rc4; Default: aes-sha256) <text:s/>Алгоритм шифрования, используемый для шифрования файла резервной копии. Обратите внимание, что RC4 не считается безопасным методом шифрования и доступен только для обеспечения совместимости со старыми версиями RouterOS.</text:p>
      <text:p text:style-name="P26">name (string; Default: [identity]-[date]-[time].backup) Имя файла для резервной копии.</text:p>
      <text:p text:style-name="P26">password (string; Default: ) <text:s/>Пароль для зашифрованного файла резервной копии. Обратите внимание, что начиная с версии RouterOS v6.43, без указанного пароля файл резервной копии не будет зашифрован.</text:p>
      <text:p text:style-name="P26">Предупреждение: если пароль не указан в версиях RouterOS, предшествующих v6.43, то файл резервной копии будет зашифрован паролем текущего пользователя, за исключением случаев, когда используется свойство dont-encrypted или пароль текущего пользователя пуст. Файл резервной копии будет доступен в меню /file и его можно скачать с помощью FTP или через Winbox. Загрузка резервной копии: </text:p>
      <text:p text:style-name="P26">Sub-menu: /system backup load</text:p>
      <text:p text:style-name="P26">name (string; Default: ) <text:s/>Имя файла резервной копии.</text:p>
      <text:p text:style-name="P40">password (string; Default: ) <text:s/>Пароль для зашифрованного файла резервной копии.</text:p>
      <text:p text:style-name="P41">Пример. Чтобы сохранить конфигурацию маршрутизатора в файле test, введите пароль:</text:p>
      <text:p text:style-name="P26">[admin@MikroTik] &gt; /system backup save name=test password=&lt;YOUR_PASSWORD&gt;</text:p>
      <text:p text:style-name="P26">Configuration backup saved</text:p>
      <text:p text:style-name="P26">[admin@MikroTik] &gt; /system backup</text:p>
      <text:p text:style-name="P26">Чтобы просмотреть файлы, хранящиеся на маршрутизаторе:</text:p>
      <text:p text:style-name="P26">[admin@MikroTik] &gt; /file print</text:p>
      <text:p text:style-name="P26"><text:s/># NAME <text:s text:c="26"/>TYPE <text:s text:c="8"/>SIZE <text:s text:c="6"/>CREATION-TIME</text:p>
      <text:p text:style-name="P26"><text:s/>0 test.backup <text:s text:c="19"/>backup <text:s text:c="6"/>12567 <text:s text:c="5"/>sep/08/2018 21:07:50</text:p>
      <text:p text:style-name="P26">[admin@MikroTik] &gt;</text:p>
      <text:p text:style-name="P26">Чтобы загрузить сохраненный файл резервной копии, выполните тест:</text:p>
      <text:p text:style-name="P26">[admin@MikroTik] &gt; /system backup load name=test </text:p>
      <text:p text:style-name="P26">password: &lt;YOUR_PASSWORD&gt;</text:p>
      <text:p text:style-name="P26">Restore and reboot? [y/N]: </text:p>
      <text:p text:style-name="P26">y</text:p>
      <text:p text:style-name="P26">Restoring system configuration</text:p>
      <text:p text:style-name="P26">System configuration restored, rebooting now</text:p>
      <text:p text:style-name="P28">Облачное резервное копирование. Начиная с версии RouterOS v6.44, можно безопасно хранить файл резервной копии вашего устройства на облачных серверах MikroTik.</text:p>
      <text:p text:style-name="P26">Полезные команды Linux. Пользователи и группы:</text:p>
      <text:p text:style-name="P26">useradd -c "User Vasya" -g admin -d /home/vasya -s /bin/bash vasya - Создать пользователя vasya, домашним каталогом будет создана директория /home/vasya, в качестве системной оболочки будет назначен /bin/bash, пользователь будет включен в группу admin, кроме того для учетной записи будет создан комментарий "User Vasya"</text:p>
      <text:p text:style-name="P26">useradd vasya - Создать пользователя vasya</text:p>
      <text:p text:style-name="P26">usermod -c "User FTP" -g system -d /ftp/ftpuser -s /bin/nologin ftpuser - Изменение пользователя</text:p>
      <text:p text:style-name="P26">userdel -r vasya - Удалить пользователя с именем vasya и его домашнюю директорию</text:p>
      <text:p text:style-name="P26">groupadd [ group_name ] - Создать группу с именем group_name</text:p>
      <text:p text:style-name="P26">chage -E 2005-12-31 vasya - Установить дату окончания действия учётной записи пользователя vasya</text:p>
      <text:p text:style-name="P26">groupdel [ group_name ] - Удалить группу group_name</text:p>
      <text:p text:style-name="P26">groupmod -n test new_test - Переименовать группу test в new_test</text:p>
      <text:p text:style-name="P26">newgrp - [group] - Изменяет основную группу текущего пользователя. При указании "-", ситуация будет идентичной той, в которой пользователь вышил из системы и снова вошёл. Если не указывать группу, основная группа будет назначена из файла /etc/passwd</text:p>
      <text:p text:style-name="P43">grpck - Проверка корректности системных файлов учётных записей. Проверяется файл/etc/group</text:p>
      <text:p text:style-name="P44">pwck - Проверка корректности системных файлов учётных записей. Проверяются файлы /etc/passwd и /etc/shadow</text:p>
      <text:p text:style-name="P26">passwd - Изменить пароль текущего пользователя</text:p>
      <text:p text:style-name="P28">passwd vasya - Изменить пароль пользователя vasya (может выполнять только root)</text:p>
      <text:p text:style-name="P26">https://github.com/x-way/iptables-tracer - Утилита, позволяющая отследить путь прохождения пакетов через цепочки iptables на сервере. Инструмент пришёл на помощь в ситуации, когда появилась необходимость увидеть, проходит ли трафик через нужные цепочки iptables. Установка и сборка. Потребуются git и go в системе. Устанавливаем всё необходимое и собираем. Результатом сборки будет бинарный файл iptables-tracer в директории.</text:p>
      <text:p text:style-name="P26">dnf install git go</text:p>
      <text:p text:style-name="P26">git clone https://github.com/x-way/iptables-tracer</text:p>
      <text:p text:style-name="P26">cd ./iptables-tracer/</text:p>
      <text:p text:style-name="P26">go build</text:p>
      <text:p text:style-name="P26">Важно понимать, что при остановке iptables-tracer (запущенного с параметрами или без), созданные правила удалены не будут, это нужно сделать самостоятельно, выполнив команду с аргументом -с: ./iptables-tracer -c</text:p>
      <text:p text:style-name="P26">Будучи запущенным без каких-либо аргументов, трейсер будет выводить информацию о udp трафике имеющем dport 53.</text:p>
      <text:p text:style-name="P26">./iptables-tracer </text:p>
      <text:p text:style-name="P26">12:36:02.455805 raw OUTPUT 0x00000000 0x00000000 IP 95.216.163.224.33873 &gt; 185.12.64.1.53: 21597+ A? sysadmin.pm. (29) [In: Out:eth0]</text:p>
      <text:p text:style-name="P26">...</text:p>
      <text:p text:style-name="P26">12:36:02.456483 raw OUTPUT 0x00000000 0x00000000 IP 95.216.163.224.33873 &gt; 185.12.64.1.53: 61055+ AAAA? sysadmin.pm. (29) [In: Out:eth0]</text:p>
      <text:p text:style-name="P26">При этом, в списке правил iptables можно увидеть следующее:</text:p>
      <text:p text:style-name="P26">iptables-save | grep nflog</text:p>
      <text:p text:style-name="P26">-A PREROUTING -p udp -m udp --dport 53 -j NFLOG --nflog-prefix "iptr:4701:0" --nflog-group 22</text:p>
      <text:p text:style-name="P26">-A INPUT -p udp -m udp --dport 53 -j NFLOG --nflog-prefix "iptr:4701:1" --nflog-group 22</text:p>
      <text:p text:style-name="P26">-A OUTPUT -p udp -m udp --dport 53 -j NFLOG --nflog-prefix "iptr:4701:2" --nflog-group 22</text:p>
      <text:p text:style-name="P26">...</text:p>
      <text:p text:style-name="P26">-A OUTPUT -p udp -m udp --dport 53 -j NFLOG --nflog-prefix "iptr:4701:13" --nflog-group 22</text:p>
      <text:p text:style-name="P43">При необходимости, мы можем отфильтровать только нужный нам трафик с помощью параметра -f и уже знакомого нам iptables синтаксиса. Например, отобразить информацию о трафике, поступающем с IP адреса 5.189.221.98 на порт 22.</text:p>
      <text:p text:style-name="P44">С помощью параметра -t мы указываем время в течение которого информация будет проверяться: ./iptables-tracer -f "-s 5.189.221.98 -p tcp --dport 22" -t 90s</text:p>
      <text:p text:style-name="P26">12:50:27.599117 raw PREROUTING 0x00000000 0x00000000 IP 5.189.221.98.59996 &gt; 95.216.163.224.22: Flags [S], seq 446722502, win 64240, options [mss 1203,sackOK,TS val 2477044911 ecr 0,nop,wscale 7], length 0 [In:eth0 Out:]</text:p>
      <text:p text:style-name="P26">12:50:27.599259 mangle PREROUTING 0x00000000 0x00000000 IP 5.189.221.98.59996 &gt; 95.216.163.224.22: Flags [S], seq 446722502, win 64240, options [mss 1203,sackOK,TS val 2477044911 ecr 0,nop,wscale 7], length 0 [In:eth0 Out:]</text:p>
      <text:p text:style-name="P26">12:50:27.599870 mangle INPUT 0x00000000 0x00000000 IP 5.189.221.98.59996 &gt; 95.216.163.224.22: Flags [S], seq 446722502, win 64240, options [mss 1203,sackOK,TS val 2477044911 ecr 0,nop,wscale 7], length 0 [In:eth0 Out:]</text:p>
      <text:p text:style-name="P28">12:50:27.600005 filter INPUT 0x00000000 0x00000000 IP 5.189.221.98.59996 &gt; 95.216.163.224.22: Flags [S], seq 446722502, win 64240, options [mss 1203,sackOK,TS val 2477044911 ecr 0,nop,wscale 7], length 0 [In:eth0 Out:]</text:p>
      <text:p text:style-name="P26">Администрирование PostgreSQL для начинающих:</text:p>
      <text:p text:style-name="P26">Часть 1: Эта статья предназначена для системных администраторов, которые хотят научиться работать с PostgreSQL, но не знают, с чего начать - https://habr.com/ru/articles/841146/</text:p>
      <text:p text:style-name="P26">Часть 2: Это вторая часть статьи, в которой мы разберем процессы очистки и перестроения индексов, журнал предзаписи с чекпоинтами, а также логирование - https://habr.com/ru/articles/843012/</text:p>
      <text:p text:style-name="P26">Часть 3: Это третья часть статьи, в которой мы научимся работать с базами, ролями, консолью, а также политиками подключений - https://habr.com/ru/articles/843076/</text:p>
      <text:p text:style-name="P26">Часть 4: Это четвертая часть статьи, в которой мы научимся работать с логическими и физическими резервными копиями, а также сравним алгоритмы сжатия - https://habr.com/ru/articles/843264/</text:p>
      <text:p text:style-name="P3"><text:span text:style-name="T5">Часть 5: Это пятая, заключительная часть статьи, в которой я скажу пару слов про расширения, мониторинг, а также подведу некоторые итоги по статье в целом - https://habr.com/ru/articles/843324/</text:span></text:p>
      <text:p text:style-name="P26">Bash-совет дня: быстрое сравнение файлов по хэшу. Иногда нужно убедиться, что два файла идентичны. Вместо diff, который сравнивает содержимое построчно, проще сравнить их контрольные суммы. Вот удобная однострочная команда: [ "$(sha256sum file1 | awk '{print $1}')" = "$(sha256sum file2 | awk '{print $1}')" ] &amp;&amp; echo "Файлы одинаковые" || echo "Файлы разные". Пояснение: <text:s/></text:p>
      <text:p text:style-name="P26">- sha256sum - создаёт SHA-256 хэш от файла. <text:s/></text:p>
      <text:p text:style-name="P45">- awk '{print $1}' - достаёт только сам хэш (без имени файла).</text:p>
      <text:p text:style-name="P46">- [...] &amp;&amp; ... || ... - условие в стиле bash: если хэши совпадают - выводим "файлы одинаковые", иначе - "разные".</text:p>
      <text:p text:style-name="P26">Подходит для проверки резервных копий, дистрибутивов и любых бинарников.</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0:40:25.927000000</meta:creation-date>
    <meta:generator>LibreOffice/24.8.4.2$Windows_X86_64 LibreOffice_project/bb3cfa12c7b1bf994ecc5649a80400d06cd71002</meta:generator>
    <dc:date>2025-11-12T23:05:04.954000000</dc:date>
    <meta:editing-duration>PT21M23S</meta:editing-duration>
    <meta:editing-cycles>10</meta:editing-cycles>
    <meta:document-statistic meta:table-count="0" meta:image-count="0" meta:object-count="0" meta:page-count="204" meta:paragraph-count="5153" meta:word-count="57264" meta:character-count="430171" meta:non-whitespace-character-count="374577"/>
    <meta:user-defined meta:name="AppVersion">16.0000</meta:user-defined>
  </office:meta>
</office:document-meta>
</file>